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3.953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TOPIC/TITLE</text:p>
            <text:p text:style-name="P1"/>
            <text:p text:style-name="P1"/>
            <text:p text:style-name="P1"><text:bookmark text:name="Bookmark"/></text:p>
            <text:p text:style-name="P1"/>
            <text:p text:style-name="P1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1">Keywords/Questions</text:p>
            <text:p text:style-name="P1"/>
            <text:p text:style-name="P1">DOM</text:p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Document Objext Model : in the further lesson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As including CSS in you website there is 3 diffferent ways of inserting J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Inline</text:p>
            <text:p text:style-name="P1">Internal</text:p>
            <text:p text:style-name="P1">external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Inline : &lt;body onload= « alert(« hello ») »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The inline JS has to included in quotation marks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In order to avoid confusion in the code you can downgrade the quotation mark into single quotation mark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&lt;body onload="alert('Hello') ;"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Avoid to use Inline JS (hard to debug and not easy to read)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Internal JS :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<text:s text:c="4"/>&lt;script type="text/javascript"&gt;</text:p>
            <text:p text:style-name="P1"/>
            <text:p text:style-name="P1">alert("Hello");</text:p>
            <text:p text:style-name="P1"><text:s/></text:p>
            <text:p text:style-name="P1"><text:s text:c="4"/>&lt;/script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External : script tage with an external source</text:p>
            <text:p text:style-name="P1">&lt;script src="index.js" charset="utf-8"&gt;&lt;/script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The place where you put the external link matter a huge deal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CSS has to be place in the head of the html code in order to apply to all the page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With JS if you want to affect a line <text:s/>which has not been loaded yet it will fail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Best practice is to put the link from JS at the end under &lt;/body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ext:soft-page-break/>
        <table:table-row table:style-name="Tableau1.1">
          <table:table-cell table:style-name="Tableau1.A1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8</meta:editing-cycles>
    <meta:creation-date>2020-08-07T07:41:00</meta:creation-date>
    <dc:date>2020-09-02T21:49:29.99</dc:date>
    <meta:editing-duration>PT29M29S</meta:editing-duration>
    <meta:generator>OpenOffice/4.1.7$Win32 OpenOffice.org_project/417m1$Build-9800</meta:generator>
    <meta:document-statistic meta:table-count="1" meta:image-count="0" meta:object-count="0" meta:page-count="2" meta:paragraph-count="25" meta:word-count="164" meta:character-count="926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